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svg:font-family="'Times new Roman'" style:font-family-generic="roman"/>
  </office:font-face-decls>
  <office:automatic-styles>
    <style:style style:name="P1" style:family="paragraph" style:parent-style-name="Standard">
      <style:text-properties officeooo:rsid="001ecf3c" officeooo:paragraph-rsid="001ecf3c"/>
    </style:style>
    <style:style style:name="P2" style:family="paragraph" style:parent-style-name="Standard">
      <style:paragraph-properties fo:text-align="center" style:justify-single-word="false"/>
      <style:text-properties style:font-name="Times new Roman" officeooo:rsid="001ecf3c" officeooo:paragraph-rsid="0022ad52"/>
    </style:style>
    <style:style style:name="P3" style:family="paragraph" style:parent-style-name="Standard">
      <style:paragraph-properties fo:text-align="start" style:justify-single-word="false"/>
      <style:text-properties style:font-name="Times new Roman" officeooo:rsid="001ecf3c" officeooo:paragraph-rsid="0022ad52"/>
    </style:style>
    <style:style style:name="P4" style:family="paragraph" style:parent-style-name="Standard">
      <style:text-properties style:font-name="Times new Roman" officeooo:rsid="001ecf3c" officeooo:paragraph-rsid="001ecf3c"/>
    </style:style>
    <style:style style:name="P5" style:family="paragraph" style:parent-style-name="Standard">
      <style:text-properties style:font-name="Times new Roman" officeooo:rsid="001ecf3c" officeooo:paragraph-rsid="001f1ca9"/>
    </style:style>
    <style:style style:name="P6" style:family="paragraph" style:parent-style-name="Standard">
      <style:paragraph-properties fo:text-align="center" style:justify-single-word="false"/>
      <style:text-properties style:font-name="Times new Roman" officeooo:rsid="0022ad52" officeooo:paragraph-rsid="0022ad52"/>
    </style:style>
    <style:style style:name="P7" style:family="paragraph" style:parent-style-name="Standard">
      <style:text-properties officeooo:paragraph-rsid="0023e61a"/>
    </style:style>
    <style:style style:name="P8" style:family="paragraph" style:parent-style-name="Standard">
      <style:text-properties officeooo:paragraph-rsid="002afa86"/>
    </style:style>
    <style:style style:name="P9" style:family="paragraph" style:parent-style-name="Standard">
      <style:text-properties fo:font-style="italic" officeooo:paragraph-rsid="0023e61a" style:font-style-asian="italic" style:font-style-complex="italic"/>
    </style:style>
    <style:style style:name="P10" style:family="paragraph" style:parent-style-name="Standard">
      <style:text-properties fo:font-style="italic" officeooo:paragraph-rsid="002dedc4" style:font-style-asian="italic" style:font-style-complex="italic"/>
    </style:style>
    <style:style style:name="P11" style:family="paragraph" style:parent-style-name="Standard">
      <style:text-properties fo:font-style="italic" officeooo:rsid="0031c965" officeooo:paragraph-rsid="0031d8b0" style:font-style-asian="italic" style:font-style-complex="italic"/>
    </style:style>
    <style:style style:name="P12" style:family="paragraph" style:parent-style-name="Standard">
      <style:text-properties fo:font-style="italic" officeooo:rsid="0031c965" officeooo:paragraph-rsid="003c6c42" style:font-style-asian="italic" style:font-style-complex="italic"/>
    </style:style>
    <style:style style:name="P13" style:family="paragraph" style:parent-style-name="Standard">
      <style:text-properties fo:font-style="italic" officeooo:paragraph-rsid="003c6c42" style:font-style-asian="italic" style:font-style-complex="italic"/>
    </style:style>
    <style:style style:name="P14" style:family="paragraph" style:parent-style-name="Standard">
      <style:text-properties fo:font-size="12pt" fo:font-weight="normal" officeooo:rsid="002afa86" officeooo:paragraph-rsid="002afa86" style:font-size-asian="12pt" style:font-weight-asian="normal" style:font-size-complex="12pt" style:font-weight-complex="normal"/>
    </style:style>
    <style:style style:name="P15" style:family="paragraph" style:parent-style-name="Standard">
      <style:text-properties fo:font-size="12pt" fo:font-weight="normal" officeooo:rsid="002afa86" officeooo:paragraph-rsid="0023e61a" style:font-size-asian="12pt" style:font-weight-asian="normal" style:font-size-complex="12pt" style:font-weight-complex="normal"/>
    </style:style>
    <style:style style:name="P16" style:family="paragraph" style:parent-style-name="Standard">
      <style:text-properties fo:font-size="12pt" fo:font-style="italic" fo:font-weight="normal" officeooo:rsid="002afa86" officeooo:paragraph-rsid="0023e61a" style:font-size-asian="12pt" style:font-style-asian="italic" style:font-weight-asian="normal" style:font-size-complex="12pt" style:font-style-complex="italic" style:font-weight-complex="normal"/>
    </style:style>
    <style:style style:name="P17" style:family="paragraph" style:parent-style-name="Standard">
      <style:text-properties fo:font-size="12pt" fo:font-style="normal" fo:font-weight="normal" officeooo:rsid="002afa86" officeooo:paragraph-rsid="0023e61a"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rsid="0031d8b0" officeooo:paragraph-rsid="003c6c42" style:font-size-asian="12pt" style:font-style-asian="normal" style:font-weight-asian="normal" style:font-size-complex="12pt" style:font-style-complex="normal" style:font-weight-complex="normal"/>
    </style:style>
    <style:style style:name="P19" style:family="paragraph" style:parent-style-name="Heading_20_3">
      <style:text-properties style:font-name="Times New Roman" fo:font-style="italic" officeooo:paragraph-rsid="003c6c42" style:font-style-asian="italic" style:font-style-complex="italic"/>
    </style:style>
    <style:style style:name="P20" style:family="paragraph" style:parent-style-name="Standard">
      <style:text-properties style:font-name="Times New Roman" fo:font-style="italic" officeooo:paragraph-rsid="003c6c42" style:font-style-asian="italic" style:font-style-complex="italic"/>
    </style:style>
    <style:style style:name="P21" style:family="paragraph" style:parent-style-name="Text_20_body">
      <style:text-properties style:font-name="Times New Roman"/>
    </style:style>
    <style:style style:name="P22" style:family="paragraph" style:parent-style-name="Standard">
      <style:text-properties officeooo:paragraph-rsid="002dedc4"/>
    </style:style>
    <style:style style:name="P23" style:family="paragraph" style:parent-style-name="Text_20_body">
      <style:text-properties officeooo:rsid="003ed50b" officeooo:paragraph-rsid="003ed50b"/>
    </style:style>
    <style:style style:name="P24" style:family="paragraph" style:parent-style-name="Text_20_body">
      <style:text-properties officeooo:paragraph-rsid="003ed50b"/>
    </style:style>
    <style:style style:name="P25" style:family="paragraph" style:parent-style-name="Standard">
      <style:text-properties fo:font-size="12pt" fo:font-style="normal" fo:font-weight="normal" officeooo:rsid="003c6c42" officeooo:paragraph-rsid="003c6c42" style:font-size-asian="12pt" style:font-style-asian="normal" style:font-weight-asian="normal" style:font-size-complex="12pt" style:font-style-complex="normal" style:font-weight-complex="normal"/>
    </style:style>
    <style:style style:name="P26" style:family="paragraph" style:parent-style-name="Standard">
      <style:text-properties fo:font-style="italic" officeooo:rsid="0041444c" officeooo:paragraph-rsid="0041444c" style:font-style-asian="italic" style:font-style-complex="italic"/>
    </style:style>
    <style:style style:name="P27" style:family="paragraph" style:parent-style-name="Standard">
      <style:text-properties fo:font-style="italic" officeooo:rsid="0041444c" officeooo:paragraph-rsid="00432515" style:font-style-asian="italic" style:font-style-complex="italic"/>
    </style:style>
    <style:style style:name="P28" style:family="paragraph" style:parent-style-name="Standard">
      <style:text-properties fo:font-style="italic" officeooo:rsid="004519ff" officeooo:paragraph-rsid="004519ff" style:font-style-asian="italic" style:font-style-complex="italic"/>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T1" style:family="text">
      <style:text-properties fo:font-weight="bold" style:font-weight-asian="bold" style:font-weight-complex="bold"/>
    </style:style>
    <style:style style:name="T2" style:family="text">
      <style:text-properties officeooo:rsid="0022ad52"/>
    </style:style>
    <style:style style:name="T3" style:family="text">
      <style:text-properties fo:font-size="15pt" fo:font-weight="bold" officeooo:rsid="0022ad52" style:font-size-asian="15pt" style:font-weight-asian="bold" style:font-size-complex="15pt" style:font-weight-complex="bold"/>
    </style:style>
    <style:style style:name="T4" style:family="text">
      <style:text-properties fo:font-size="15pt" style:text-underline-style="solid" style:text-underline-width="auto" style:text-underline-color="font-color" fo:font-weight="bold" officeooo:rsid="0022ad52" style:font-size-asian="15pt" style:font-weight-asian="bold" style:font-size-complex="15pt" style:font-weight-complex="bold"/>
    </style:style>
    <style:style style:name="T5" style:family="text">
      <style:text-properties fo:font-size="12pt" fo:font-weight="normal" officeooo:rsid="0023e61a" style:font-size-asian="12pt" style:font-weight-asian="normal" style:font-size-complex="12pt" style:font-weight-complex="normal"/>
    </style:style>
    <style:style style:name="T6" style:family="text">
      <style:text-properties fo:font-size="12pt" fo:font-weight="normal" officeooo:rsid="0026d57f" style:font-size-asian="12pt" style:font-weight-asian="normal" style:font-size-complex="12pt" style:font-weight-complex="normal"/>
    </style:style>
    <style:style style:name="T7" style:family="text">
      <style:text-properties fo:font-size="12pt" fo:font-weight="normal" officeooo:rsid="002afa86" style:font-size-asian="12pt" style:font-weight-asian="normal" style:font-size-complex="12pt" style:font-weight-complex="normal"/>
    </style:style>
    <style:style style:name="T8" style:family="text">
      <style:text-properties fo:font-size="12pt" fo:font-weight="bold" officeooo:rsid="0026d57f" style:font-size-asian="12pt" style:font-weight-asian="bold" style:font-size-complex="12pt" style:font-weight-complex="bold"/>
    </style:style>
    <style:style style:name="T9" style:family="text">
      <style:text-properties fo:font-size="12pt" fo:font-weight="bold" officeooo:rsid="0023e61a" style:font-size-asian="12pt" style:font-weight-asian="bold" style:font-size-complex="12pt" style:font-weight-complex="bold"/>
    </style:style>
    <style:style style:name="T10" style:family="text">
      <style:text-properties fo:font-size="12pt" fo:font-style="italic" fo:font-weight="bold" officeooo:rsid="0026d57f" style:font-size-asian="12pt" style:font-style-asian="italic" style:font-weight-asian="bold" style:font-size-complex="12pt" style:font-style-complex="italic" style:font-weight-complex="bold"/>
    </style:style>
    <style:style style:name="T11" style:family="text">
      <style:text-properties fo:font-size="12pt" fo:font-style="italic" fo:font-weight="bold" officeooo:rsid="002afa86" style:font-size-asian="12pt" style:font-style-asian="italic" style:font-weight-asian="bold" style:font-size-complex="12pt" style:font-style-complex="italic" style:font-weight-complex="bold"/>
    </style:style>
    <style:style style:name="T12" style:family="text">
      <style:text-properties fo:font-size="12pt" fo:font-style="italic" fo:font-weight="normal" officeooo:rsid="002afa86" style:font-size-asian="12pt" style:font-style-asian="italic" style:font-weight-asian="normal" style:font-size-complex="12pt" style:font-style-complex="italic" style:font-weight-complex="normal"/>
    </style:style>
    <style:style style:name="T13" style:family="text">
      <style:text-properties fo:font-size="12pt" fo:font-style="italic" officeooo:rsid="002afa86" style:font-size-asian="12pt" style:font-style-asian="italic" style:font-size-complex="12pt" style:font-style-complex="italic"/>
    </style:style>
    <style:style style:name="T14" style:family="text">
      <style:text-properties fo:font-size="12pt" fo:font-style="normal" style:text-underline-style="solid" style:text-underline-width="auto" style:text-underline-color="font-color" fo:font-weight="bold" officeooo:rsid="0026d57f" style:font-size-asian="12pt" style:font-style-asian="normal" style:font-weight-asian="bold" style:font-size-complex="12pt" style:font-style-complex="normal" style:font-weight-complex="bold"/>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2afa86"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2d9a51" style:font-size-asian="12pt" style:font-style-asian="normal" style:font-weight-asian="normal" style:font-size-complex="12pt" style:font-style-complex="normal" style:font-weight-complex="normal"/>
    </style:style>
    <style:style style:name="T18" style:family="text">
      <style:text-properties fo:font-size="12pt" fo:font-style="normal" fo:font-weight="normal" officeooo:rsid="002eb7c8"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officeooo:rsid="002fd846" style:font-size-asian="12pt" style:font-style-asian="normal" style:font-weight-asian="normal" style:font-size-complex="12pt" style:font-style-complex="normal" style:font-weight-complex="normal"/>
    </style:style>
    <style:style style:name="T20" style:family="text">
      <style:text-properties fo:font-size="12pt" fo:font-style="normal" fo:font-weight="normal" officeooo:rsid="0031c965"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31d8b0"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33cb48"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3c6c42"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3ed50b"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432515"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4559b8" style:font-size-asian="12pt" style:font-style-asian="normal" style:font-weight-asian="normal" style:font-size-complex="12pt" style:font-style-complex="normal" style:font-weight-complex="normal"/>
    </style:style>
    <style:style style:name="T27" style:family="text">
      <style:text-properties fo:font-size="12pt" fo:font-style="normal" fo:font-weight="bold" officeooo:rsid="002eb7c8" style:font-size-asian="12pt" style:font-style-asian="normal" style:font-weight-asian="bold" style:font-size-complex="12pt" style:font-style-complex="normal" style:font-weight-complex="bold"/>
    </style:style>
    <style:style style:name="T28" style:family="text">
      <style:text-properties fo:font-size="12pt" officeooo:rsid="002afa86" style:font-size-asian="12pt" style:font-size-complex="12pt"/>
    </style:style>
    <style:style style:name="T29" style:family="text">
      <style:text-properties fo:font-size="13pt" fo:font-weight="normal" officeooo:rsid="0022ad52" style:font-size-asian="13pt" style:font-weight-asian="normal" style:font-size-complex="13pt" style:font-weight-complex="normal"/>
    </style:style>
    <style:style style:name="T30" style:family="text">
      <style:text-properties fo:font-size="13pt" fo:font-weight="bold" officeooo:rsid="0022ad52" style:font-size-asian="13pt" style:font-weight-asian="bold" style:font-size-complex="13pt" style:font-weight-complex="bold"/>
    </style:style>
    <style:style style:name="T31" style:family="text">
      <style:text-properties style:font-name="Times new Roman"/>
    </style:style>
    <style:style style:name="T32" style:family="text">
      <style:text-properties style:font-name="Times new Roman" fo:font-weight="bold" style:font-weight-asian="bold" style:font-weight-complex="bold"/>
    </style:style>
    <style:style style:name="T33" style:family="text">
      <style:text-properties style:font-name="Times new Roman" fo:font-size="15pt" fo:font-weight="bold" officeooo:rsid="0022ad52" style:font-size-asian="15pt" style:font-weight-asian="bold" style:font-size-complex="15pt" style:font-weight-complex="bold"/>
    </style:style>
    <style:style style:name="T34" style:family="text">
      <style:text-properties style:font-name="Times new Roman" fo:font-size="15pt" fo:font-weight="bold" officeooo:rsid="0023e61a" style:font-size-asian="15pt" style:font-weight-asian="bold" style:font-size-complex="15pt" style:font-weight-complex="bold"/>
    </style:style>
    <style:style style:name="T35" style:family="text">
      <style:text-properties style:font-name="Times new Roman" fo:font-size="12pt" fo:font-weight="normal" officeooo:rsid="0023e61a" style:font-size-asian="12pt" style:font-weight-asian="normal" style:font-size-complex="12pt" style:font-weight-complex="normal"/>
    </style:style>
    <style:style style:name="T36" style:family="text">
      <style:text-properties officeooo:rsid="0031c965"/>
    </style:style>
    <style:style style:name="T37" style:family="text">
      <style:text-properties style:font-name="Times New Roman"/>
    </style:style>
    <style:style style:name="T38" style:family="text">
      <style:text-properties style:font-name="Times New Roman" fo:font-size="12pt" fo:font-style="normal" fo:font-weight="normal" officeooo:rsid="003ed50b"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style="normal" fo:font-weight="normal" officeooo:rsid="002d9a51"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officeooo:rsid="003ed50b" style:font-size-asian="12pt" style:font-style-asian="normal" style:font-size-complex="12pt" style:font-style-complex="normal"/>
    </style:style>
    <style:style style:name="T41" style:family="text">
      <style:text-properties style:font-name="Times New Roman" fo:font-weight="bold" style:font-weight-asian="bold" style:font-weight-complex="bold"/>
    </style:style>
    <style:style style:name="T42" style:family="text">
      <style:text-properties style:font-name="Times New Roman" officeooo:rsid="003ed50b"/>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VOPS</text:p>
      <text:p text:style-name="P2"/>
      <text:p text:style-name="P3"><text:tab/><text:tab/><text:tab/><text:tab/><text:tab/><text:tab/><text:tab/><text:tab/><text:tab/><text:tab/><text:tab/><text:tab/><text:span text:style-name="T2">24/10</text:span></text:p>
      <text:p text:style-name="P3">mcalab1@mcalab1:~/my_first_project$ <text:span text:style-name="T1">git config --global init.defaultBranch main</text:span></text:p>
      <text:p text:style-name="P4"/>
      <text:p text:style-name="P4">mcalab1@mcalab1:~/my_first_project$ <text:span text:style-name="T1">git init </text:span></text:p>
      <text:p text:style-name="P4"/>
      <text:p text:style-name="P4">Initialized empty Git repository in /home/mcalab1/my_first_project/.git/</text:p>
      <text:p text:style-name="P4"/>
      <text:p text:style-name="P1"><text:span text:style-name="T31">mcalab1@mcalab1:~/my_first_project$ </text:span><text:span text:style-name="T32">git remote add origin</text:span><text:span text:style-name="T31"> </text:span><text:a xlink:type="simple" xlink:href="https://github.com/joshua-mnz/Demo_Project.git" text:style-name="Internet_20_link" text:visited-style-name="Visited_20_Internet_20_Link"><text:span text:style-name="T31">https://github.com/joshua-mnz/Demo_Project.git</text:span></text:a></text:p>
      <text:p text:style-name="P4"/>
      <text:p text:style-name="P4">mcalab1@mcalab1:~/my_first_project$ <text:span text:style-name="T1">git remote -v</text:span></text:p>
      <text:p text:style-name="P4"/>
      <text:p text:style-name="P4">origin<text:tab/>https://github.com/joshua-mnz/Demo_Project.git (fetch)</text:p>
      <text:p text:style-name="P4">origin<text:tab/>https://github.com/joshua-mnz/Demo_Project.git (push)</text:p>
      <text:p text:style-name="P4"/>
      <text:p text:style-name="P4">mcalab1@mcalab1:~/my_first_project$ echo "#this is a brief description about the demo project ..." &gt;readme.txt</text:p>
      <text:p text:style-name="P4"/>
      <text:p text:style-name="P4">mcalab1@mcalab1:~/my_first_project$ <text:span text:style-name="T1">git add readme.txt </text:span></text:p>
      <text:p text:style-name="P4"/>
      <text:p text:style-name="P4">mcalab1@mcalab1:~/my_first_project$ git commit -m "Added readme file"</text:p>
      <text:p text:style-name="P4"/>
      <text:p text:style-name="P4">[main (root-commit) 6f997cb] Added readme file</text:p>
      <text:p text:style-name="P4"><text:s/>1 file changed, 1 insertion(+)</text:p>
      <text:p text:style-name="P4"><text:s/>create mode 100644 readme.txt</text:p>
      <text:p text:style-name="P4"/>
      <text:p text:style-name="P4">mcalab1@mcalab1:~/my_first_project$ <text:span text:style-name="T1">git push -u origin main</text:span></text:p>
      <text:p text:style-name="P4">Username for 'https://github.com': joshua-mnz</text:p>
      <text:p text:style-name="P4">Password for 'https://joshua-mnz@github.com': </text:p>
      <text:p text:style-name="P4">Enumerating objects: 3, done.</text:p>
      <text:p text:style-name="P4">Counting objects: 100% (3/3), done.</text:p>
      <text:p text:style-name="P4">Delta compression using up to 8 threads</text:p>
      <text:p text:style-name="P4">Compressing objects: 100% (2/2), done.</text:p>
      <text:p text:style-name="P4">Writing objects: 100% (3/3), 269 bytes | 269.00 KiB/s, done.</text:p>
      <text:p text:style-name="P4">Total 3 (delta 0), reused 0 (delta 0), pack-reused 0</text:p>
      <text:p text:style-name="P4">To https://github.com/joshua-mnz/Demo_Project.git</text:p>
      <text:p text:style-name="P4"><text:s/>* [new branch] <text:s text:c="5"/>main -&gt; main</text:p>
      <text:p text:style-name="P4">branch 'main' set up to track 'origin/main'.</text:p>
      <text:p text:style-name="P4"/>
      <text:p text:style-name="P4">mcalab1@mcalab1:~/my_first_project$ <text:span text:style-name="T1">git log</text:span></text:p>
      <text:p text:style-name="P4"/>
      <text:p text:style-name="P4">commit 6f997cb0771bcb426abb3dcc504a223d462c9426 (HEAD -&gt; main, origin/main)</text:p>
      <text:p text:style-name="P4">Author: joshua &lt;joshuamnz221@gmail.com&gt;</text:p>
      <text:p text:style-name="P4">Date: <text:s text:c="2"/>Fri Oct 24 09:16:04 2025 +0530</text:p>
      <text:p text:style-name="P4"/>
      <text:p text:style-name="P4"><text:s text:c="4"/>Added readme file</text:p>
      <text:p text:style-name="P4"/>
      <text:p text:style-name="P4">mcalab1@mcalab1:~/my_first_project$ git status</text:p>
      <text:p text:style-name="P4"/>
      <text:p text:style-name="P4">On branch main</text:p>
      <text:p text:style-name="P4"><text:soft-page-break/>Your branch is up to date with 'origin/main'.</text:p>
      <text:p text:style-name="P4"/>
      <text:p text:style-name="P4">Untracked files:</text:p>
      <text:p text:style-name="P4"><text:s text:c="2"/>(use "git add &lt;file&gt;..." to include in what will be committed)</text:p>
      <text:p text:style-name="P4"><text:tab/>names.txt</text:p>
      <text:p text:style-name="P4"/>
      <text:p text:style-name="P4">nothing added to commit but untracked files present (use "git add" to track)</text:p>
      <text:p text:style-name="P4"/>
      <text:p text:style-name="P4">mcalab1@mcalab1:~/my_first_project$ <text:span text:style-name="T1">git add names.txt</text:span></text:p>
      <text:p text:style-name="P4"/>
      <text:p text:style-name="P4">mcalab1@mcalab1:~/my_first_project$ <text:span text:style-name="T1">git commit -m "Added Name file"</text:span></text:p>
      <text:p text:style-name="P4"/>
      <text:p text:style-name="P4">[main 1e3b5b8] Added Name file</text:p>
      <text:p text:style-name="P4"><text:s/>1 file changed, 1 insertion(+)</text:p>
      <text:p text:style-name="P4"><text:s/>create mode 100644 names.txt</text:p>
      <text:p text:style-name="P4"/>
      <text:p text:style-name="P4">mcalab1@mcalab1:~/my_first_project$ <text:span text:style-name="T1">git push -u origin main</text:span></text:p>
      <text:p text:style-name="P4"/>
      <text:p text:style-name="P4">Username for 'https://github.com': joshua-mnz</text:p>
      <text:p text:style-name="P4">Password for 'https://joshua-mnz@github.com': </text:p>
      <text:p text:style-name="P4">Enumerating objects: 4, done.</text:p>
      <text:p text:style-name="P4">Counting objects: 100% (4/4), done.</text:p>
      <text:p text:style-name="P4">Delta compression using up to 8 threads</text:p>
      <text:p text:style-name="P4">Compressing objects: 100% (2/2), done.</text:p>
      <text:p text:style-name="P4">Writing objects: 100% (3/3), 303 bytes | 303.00 KiB/s, done.</text:p>
      <text:p text:style-name="P4">Total 3 (delta 0), reused 0 (delta 0), pack-reused 0</text:p>
      <text:p text:style-name="P4">To https://github.com/joshua-mnz/Demo_Project.git</text:p>
      <text:p text:style-name="P4"><text:s text:c="3"/>6f997cb..1e3b5b8 <text:s/>main -&gt; main</text:p>
      <text:p text:style-name="P4">branch 'main' set up to track 'origin/main'.</text:p>
      <text:p text:style-name="P4"/>
      <text:p text:style-name="P4">mcalab1@mcalab1:~/my_first_project$ <text:span text:style-name="T1">git checkout -b feature-login</text:span></text:p>
      <text:p text:style-name="P4"/>
      <text:p text:style-name="P4">Switched to a new branch 'feature-login'</text:p>
      <text:p text:style-name="P4"/>
      <text:p text:style-name="P4">mcalab1@mcalab1:~/my_first_project$ <text:span text:style-name="T1">git add .</text:span></text:p>
      <text:p text:style-name="P4"/>
      <text:p text:style-name="P4">mcalab1@mcalab1:~/my_first_project$ <text:span text:style-name="T1">git commit -m "new frature added"</text:span></text:p>
      <text:p text:style-name="P4">On branch feature-login</text:p>
      <text:p text:style-name="P4">nothing to commit, working tree clean</text:p>
      <text:p text:style-name="P4"/>
      <text:p text:style-name="P4">mcalab1@mcalab1:~/my_first_project$ <text:span text:style-name="T1">git push -u origin feature-login</text:span></text:p>
      <text:p text:style-name="P4">Username for 'https://github.com': joshua-mnz</text:p>
      <text:p text:style-name="P4">Password for 'https://joshua-mnz@github.com': </text:p>
      <text:p text:style-name="P4">Total 0 (delta 0), reused 0 (delta 0), pack-reused 0</text:p>
      <text:p text:style-name="P4">remote: </text:p>
      <text:p text:style-name="P4">remote: Create a pull request for 'feature-login' on GitHub by visiting:</text:p>
      <text:p text:style-name="P4">remote: <text:s text:c="5"/>https://github.com/joshua-mnz/Demo_Project/pull/new/feature-login</text:p>
      <text:p text:style-name="P4">remote: </text:p>
      <text:p text:style-name="P4">To https://github.com/joshua-mnz/Demo_Project.git</text:p>
      <text:p text:style-name="P4"><text:s/>* [new branch] <text:s text:c="5"/>feature-login -&gt; feature-login</text:p>
      <text:p text:style-name="P4">branch 'feature-login' set up to track 'origin/feature-login'.</text:p>
      <text:p text:style-name="P4">mcalab1@mcalab1:~/my_first_project$ </text:p>
      <text:p text:style-name="P4"><text:soft-page-break/></text:p>
      <text:p text:style-name="P4"/>
      <text:p text:style-name="P4"/>
      <text:p text:style-name="P4">mcalab1@mcalab1:~/my_first_project$ <text:span text:style-name="T1">git checkout main</text:span></text:p>
      <text:p text:style-name="P4">Switched to branch 'main'</text:p>
      <text:p text:style-name="P4">Your branch is up to date with 'origin/main'.</text:p>
      <text:p text:style-name="P4"/>
      <text:p text:style-name="P4">mcalab1@mcalab1:~/my_first_project$ <text:span text:style-name="T1">git pull origin main</text:span></text:p>
      <text:p text:style-name="P4"/>
      <text:p text:style-name="P4">From https://github.com/joshua-mnz/Demo_Project</text:p>
      <text:p text:style-name="P4"><text:s/>* branch <text:s text:c="11"/>main <text:s text:c="6"/>-&gt; FETCH_HEAD</text:p>
      <text:p text:style-name="P4">Already up to date.</text:p>
      <text:p text:style-name="P4">mcalab1@mcalab1:~/my_first_project$ <text:span text:style-name="T1">git branch -d feature-search</text:span></text:p>
      <text:p text:style-name="P4"/>
      <text:p text:style-name="P4">warning: deleting branch 'feature-search' that has been merged to</text:p>
      <text:p text:style-name="P4"><text:s text:c="9"/>'refs/remotes/origin/feature-search', but not yet merged to HEAD</text:p>
      <text:p text:style-name="P5">Deleted branch feature-search (was 05c1b53).</text:p>
      <text:p text:style-name="P5"/>
      <text:p text:style-name="P4">mcalab1@mcalab1:~/my_first_project$ <text:span text:style-name="T1">git push origin --delete feature-search</text:span></text:p>
      <text:p text:style-name="P4">Username for 'https://github.com': joshua-mnz</text:p>
      <text:p text:style-name="P4">Password for 'https://joshua-mnz@github.com': </text:p>
      <text:p text:style-name="P4">To https://github.com/joshua-mnz/Demo_Project.git</text:p>
      <text:p text:style-name="P4">- [deleted] <text:s text:c="8"/>feature-search</text:p>
      <text:p text:style-name="P4"><text:line-break/><text:line-break/><text:tab/><text:tab/><text:tab/><text:tab/><text:tab/><text:tab/><text:tab/><text:tab/><text:tab/><text:tab/><text:tab/><text:tab/><text:span text:style-name="T2">25/10<text:line-break/></text:span><text:span text:style-name="T3">How to merge the files:<text:line-break/>(currently I’m in main branch)<text:line-break/></text:span><text:span text:style-name="T29">git merge feature-search<text:line-break/><text:line-break/>Scenario:<text:line-break/>When you have the same file name at both the main and the other branch,but different content.<text:line-break/><text:line-break/>To Resolve:<text:line-break/>1.Either Change the file name<text:line-break/>2.Keep the content same.<text:line-break/><text:line-break/>On successful merge:<text:line-break/>mcalab1@mcalab1:~/my_first_project$ </text:span><text:span text:style-name="T30">git merge feature-search</text:span></text:p>
      <text:p text:style-name="P4"><text:span text:style-name="T29">Already up to date.<text:line-break/><text:line-break/></text:span><text:span text:style-name="T4">TAGS:</text:span></text:p>
      <text:p text:style-name="P7"><text:span text:style-name="T33">You can create light weight tags as well as annotated tags.<text:line-break/></text:span><text:span text:style-name="T34">Light Weight Tags:<text:line-break/></text:span><text:span text:style-name="T35">Lightweight tags are essentially pointers to specific commits, similar to a static branch name.</text:span><text:span text:style-name="T34"><text:line-break/>Syntax:<text:line-break/><text:tab/><text:tab/></text:span><text:span text:style-name="T35"> <text:s/>git tag &lt;tagname&gt;</text:span><text:span text:style-name="T33"><text:line-break/></text:span></text:p>
      <text:p text:style-name="P7"><text:soft-page-break/><text:span text:style-name="T34">Annotated Tags:<text:line-break/></text:span><text:span text:style-name="T5">Annotated tags are stored as full objects in the Git database, including metadata like the tagger's name, email, and date, as well as a tag message.<text:line-break/>Syntax:<text:line-break/><text:tab/> <text:s/>git tag -a &lt;tagname&gt; -m "Tag message"<text:line-break/></text:span></text:p>
      <text:p text:style-name="P8"><text:span text:style-name="T9">To push tags on remote repo:</text:span><text:span text:style-name="T5"><text:line-break/>To push it individually git push origin :<text:line-break/></text:span><text:span text:style-name="T9">Syntax:</text:span><text:span text:style-name="T5"><text:line-break/><text:tab/>git push origin v1.0<text:line-break/>To push all at once:<text:line-break/> </text:span><text:span text:style-name="T9">Syntax:</text:span><text:span text:style-name="T5"><text:line-break/><text:tab/>git push origin –tags<text:line-break/><text:line-break/></text:span><text:span text:style-name="T14">To delete</text:span><text:span text:style-name="T6"> it from the local repo:<text:line-break/></text:span><text:span text:style-name="T8">Syntax :</text:span><text:span text:style-name="T6"><text:line-break/><text:tab/>git tag -d v1.0<text:line-break/><text:line-break/>To delete from the remote repo:<text:line-break/></text:span><text:span text:style-name="T8">Syntax:</text:span><text:span text:style-name="T6"><text:line-break/>git push origin –delete v1.1<text:line-break/><text:line-break/></text:span><text:span text:style-name="T10">Some important features of Tags:</text:span><text:span text:style-name="T6"><text:line-break/>Marking the releases<text:line-break/>Create Restore points<text:line-break/>Reference some important events<text:line-break/><text:line-break/></text:span><text:span text:style-name="T11">So incase you forgot to add the tags ,you can add later by using theses commands:<text:line-break/>1. </text:span><text:span text:style-name="Strong_20_Emphasis"><text:span text:style-name="T13">View your commit history to see where to add tags:</text:span></text:span><text:span text:style-name="T7"><text:line-break/></text:span><text:span text:style-name="T12">git log –oneline</text:span></text:p>
      <text:p text:style-name="P14"><text:line-break/>07acbff Updated the blueprint.txt</text:p>
      <text:p text:style-name="P15">3d5157b BluePrint Added <text:s/></text:p>
      <text:p text:style-name="P7"><text:span text:style-name="T7">6ba76ce Added readme file<text:line-break/><text:line-break/>2. </text:span><text:span text:style-name="Strong_20_Emphasis"><text:span text:style-name="T28">Add tags to your existing commits:</text:span></text:span></text:p>
      <text:p text:style-name="P15"># Tag the initial setup</text:p>
      <text:p text:style-name="P16">git tag -a development-start 6ba76ce -m "Project initialization with README"</text:p>
      <text:p text:style-name="P7"><text:span text:style-name="T7"/></text:p>
      <text:p text:style-name="P15"># Tag when blueprint was added</text:p>
      <text:p text:style-name="P16">git tag -a module-created 3d5157b -m "Blueprint module structure created"</text:p>
      <text:p text:style-name="P7"><text:span text:style-name="T7"/></text:p>
      <text:p text:style-name="P15"># Tag the latest update</text:p>
      <text:p text:style-name="P9"><text:span text:style-name="T7">git tag -a module-updated 07acbff -m "Blueprint module content updated"<text:line-break/><text:line-break/><text:line-break/></text:span><text:span text:style-name="T16"># Make and push cost-estimation changes</text:span></text:p>
      <text:p text:style-name="P17">git checkout cost-estimation</text:p>
      <text:p text:style-name="P17"># Edit planner.txt</text:p>
      <text:p text:style-name="P17">git add planner.txt</text:p>
      <text:p text:style-name="P17">git commit -m "Change timeline to 2 months"</text:p>
      <text:p text:style-name="P17">git push origin cost-estimation <text:s/># ← Push to remote</text:p>
      <text:p text:style-name="P9"><text:soft-page-break/><text:span text:style-name="T16"/></text:p>
      <text:p text:style-name="P17"># Make and push pert-chart changes</text:p>
      <text:p text:style-name="P17">git checkout pert-chart</text:p>
      <text:p text:style-name="P17"># Edit planner.txt <text:s/></text:p>
      <text:p text:style-name="P17">git add planner.txt</text:p>
      <text:p text:style-name="P17">git commit -m "Change timeline to 3 months"</text:p>
      <text:p text:style-name="P17">git push origin pert-chart <text:s/># ← Push to remote</text:p>
      <text:p text:style-name="P9"><text:span text:style-name="T16"/></text:p>
      <text:p text:style-name="P17"># Then merge from main</text:p>
      <text:p text:style-name="P17">git checkout main</text:p>
      <text:p text:style-name="P17">git merge cost-estimation</text:p>
      <text:p text:style-name="P10"><text:span text:style-name="T16">git merge pert-chart <text:s/># ← Conflict!<text:line-break/><text:line-break/></text:span><text:span text:style-name="T17">Note:<text:line-break/>Since you were not getting the conflict,just merge the starting 2 and push in main.<text:line-break/>But don’t push the one you want to get the conflict.<text:line-break/></text:span></text:p>
      <text:p text:style-name="P10"><text:span text:style-name="T17"><text:tab/><text:tab/><text:tab/><text:tab/><text:tab/><text:tab/><text:tab/><text:tab/><text:tab/><text:tab/><text:tab/><text:tab/></text:span><text:span text:style-name="T18">27/10</text:span><text:span text:style-name="T17"><text:line-break/></text:span><text:span text:style-name="T27">Jenkins</text:span><text:span text:style-name="T18"><text:line-break/>Open Source <text:s/>automation server written in Java<text:line-break/>It automates building testing deployment<text:line-break/><text:line-break/></text:span><text:span text:style-name="T19">Files are declarative and Scripted</text:span><text:span text:style-name="T18"><text:line-break/></text:span><text:span text:style-name="T17"><text:line-break/><text:line-break/></text:span><text:span text:style-name="T20">Build: Execution of a job<text:line-break/>Artifact: The resulting file<text:line-break/>Workspace: Directory storing project files during execution</text:span></text:p>
      <text:p text:style-name="P10"><text:span text:style-name="T17"/></text:p>
      <text:p text:style-name="P10"><text:span text:style-name="T17"/></text:p>
      <text:p text:style-name="P12"><text:span text:style-name="T17">S</text:span><text:span text:style-name="T15">teps to install Jenkins in Debian systems:<text:line-break/>1.Jenkins.io navigate to install Jenkin</text:span><text:span text:style-name="T23">s</text:span></text:p>
      <text:p text:style-name="P12"><text:a xlink:type="simple" xlink:href="https://www.jenkins.io/doc/book/installing/linux/" text:style-name="Internet_20_link" text:visited-style-name="Visited_20_Internet_20_Link"><text:span text:style-name="T15">https://www.jenkins.io/doc/book/installing/linux/</text:span></text:a><text:span text:style-name="T15"><text:line-break/><text:line-break/>2.Navigate to linux on your left panel<text:line-break/>Click on java requirements (Java 17 or Java 21 LTS)</text:span></text:p>
      <text:p text:style-name="P11"><text:span text:style-name="T17">3.</text:span><text:span text:style-name="T15">If java is not installed,we need to install java ,you’ll find the files in oracle <text:line-break/>and install the LTS<text:line-break/>4.</text:span><text:span text:style-name="T21">You can use cli to install:</text:span></text:p>
      <text:p text:style-name="P18"><text:s/>sudo apt update<text:line-break/><text:span text:style-name="T36"> sudo apt install openjdk-21-jdk</text:span></text:p>
      <text:p text:style-name="P13"><text:span text:style-name="T17"><text:s text:c="4"/><text:line-break/></text:span><text:span text:style-name="T21">5.</text:span><text:span text:style-name="T23">Scroll down and </text:span><text:span text:style-name="T21">you’ll find the commands to install jenkins </text:span><text:span text:style-name="T23">under Long Term Support Release<text:line-break/>sudo wget -O /etc/apt/keyrings/jenkins-keyring.asc \</text:span></text:p>
      <text:p text:style-name="P25"><text:s/>https://pkg.jenkins.io/debian-stable/jenkins.io-2023.key</text:p>
      <text:p text:style-name="P25"><text:s/>echo "deb [signed-by=/etc/apt/keyrings/jenkins-keyring.asc]" \</text:p>
      <text:p text:style-name="P25"><text:s/>https://pkg.jenkins.io/debian-stable binary/ | sudo tee \</text:p>
      <text:p text:style-name="P25"><text:s text:c="2"/>/etc/apt/sources.list.d/jenkins.list &gt; /dev/null</text:p>
      <text:p text:style-name="P25">sudo apt update</text:p>
      <text:p text:style-name="P13"><text:span text:style-name="T23">sudo apt install jenkins<text:line-break/></text:span><text:span text:style-name="T21"><text:line-break/></text:span></text:p>
      <text:h text:style-name="P19" text:outline-level="3"><text:bookmark text:name="unlocking-jenkins"/><text:soft-page-break/><text:span text:style-name="T22">Unlocking Jenkins</text:span></text:h>
      <text:p text:style-name="P21">When you first access a new Jenkins controller, you are asked to unlock it using an automatically-generated password.</text:p>
      <text:list text:style-name="L1">
        <text:list-item>
          <text:p text:style-name="P29"><text:span text:style-name="T37">Browse to </text:span><text:span text:style-name="Source_20_Text"><text:span text:style-name="T37">http://localhost:8080</text:span></text:span><text:span text:style-name="T37"> (or whichever port you configured for Jenkins when installing it) and wait until the </text:span><text:span text:style-name="Strong_20_Emphasis"><text:span text:style-name="T37">Unlock Jenkins</text:span></text:span><text:span text:style-name="T37"> page appears.</text:span></text:p>
        </text:list-item>
      </text:list>
      <text:p text:style-name="P20"><text:span text:style-name="T22"/></text:p>
      <text:p text:style-name="P22"><text:span text:style-name="T38"><text:s text:c="7"/>2.</text:span><text:span text:style-name="T39">From the Jenkins console log output, copy the automatically-generated alphanumeric password (between the 2 sets of asterisks).<text:line-break/><text:line-break/> <text:s text:c="6"/></text:span><text:span text:style-name="Strong_20_Emphasis"><text:span text:style-name="T40">Note:</text:span></text:span></text:p>
      <text:list text:style-name="L2">
        <text:list-item>
          <text:p text:style-name="P30"><text:span text:style-name="T41">The command: </text:span><text:span text:style-name="Source_20_Text"><text:span text:style-name="T41">sudo cat /var/lib/jenkins/secrets/initialAdminPassword</text:span></text:span><text:span text:style-name="T41"> will print the password at console.</text:span></text:p>
        </text:list-item>
        <text:list-item>
          <text:p text:style-name="P30"><text:span text:style-name="T37">If you are running Jenkins in Docker using the official </text:span><text:span text:style-name="Source_20_Text"><text:span text:style-name="T37">jenkins/jenkins</text:span></text:span><text:span text:style-name="T37"> image you can use </text:span><text:span text:style-name="Source_20_Text"><text:span text:style-name="T37">sudo docker exec ${CONTAINER_ID or CONTAINER_NAME} cat /var/jenkins_home/secrets/initialAdminPassword</text:span></text:span><text:span text:style-name="T37"> to print the password in the console without having to exec into the container.<text:line-break/></text:span></text:p>
        </text:list-item>
      </text:list>
      <text:p text:style-name="P24"><text:span text:style-name="T42"><text:s text:c="7"/>3.</text:span><text:span text:style-name="T37">On the </text:span><text:span text:style-name="Strong_20_Emphasis"><text:span text:style-name="T37">Unlock Jenkins</text:span></text:span><text:span text:style-name="T37"> page, paste this password into the </text:span><text:span text:style-name="Strong_20_Emphasis"><text:span text:style-name="T37">Administrator password</text:span></text:span><text:span text:style-name="T37"> field and click </text:span><text:span text:style-name="Strong_20_Emphasis"><text:span text:style-name="T37">Continue</text:span></text:span><text:span text:style-name="T37">.<text:line-break/></text:span><text:span text:style-name="Strong_20_Emphasis"><text:span text:style-name="T37">Note:</text:span></text:span></text:p>
      <text:list text:style-name="L3">
        <text:list-item>
          <text:p text:style-name="P31">The Jenkins console log indicates the location (in the Jenkins home directory) where this password can also be obtained. This password must be entered in the setup wizard on new Jenkins installations before you can access Jenkins’s main UI. This password also serves as the default administrator account’s password (with username "admin") if you happen to skip the subsequent user-creation step in the setup wizard.</text:p>
        </text:list-item>
      </text:list>
      <text:p text:style-name="P24"><text:span text:style-name="T42"><text:line-break/></text:span><text:bookmark text:name="creating-the-first-administrator-user"/><text:span text:style-name="T41">Creating the first administrator user</text:span></text:p>
      <text:p text:style-name="Text_20_body">Finally, after <text:a xlink:type="simple" xlink:href="https://www.jenkins.io/doc/book/installing/linux/#customizing-jenkins-with-plugins" text:style-name="Internet_20_link" text:visited-style-name="Visited_20_Internet_20_Link">customizing Jenkins with plugins</text:a>, Jenkins asks you to create your first administrator user.</text:p>
      <text:list text:style-name="L4">
        <text:list-item>
          <text:p text:style-name="P32">When the <text:span text:style-name="Strong_20_Emphasis">Create First Admin User</text:span> page appears, specify the details for your administrator user in the respective fields and click <text:span text:style-name="Strong_20_Emphasis">Save and Finish</text:span>.</text:p>
        </text:list-item>
        <text:list-item>
          <text:p text:style-name="P32">When the <text:span text:style-name="Strong_20_Emphasis">Jenkins is ready</text:span> page appears, click <text:span text:style-name="Strong_20_Emphasis">Start using Jenkins</text:span>.<text:line-break/><text:span text:style-name="Strong_20_Emphasis">Notes:</text:span></text:p>
          <text:list>
            <text:list-item>
              <text:p text:style-name="P32">This page may indicate <text:span text:style-name="Strong_20_Emphasis">Jenkins is almost ready!</text:span> instead and if so, click <text:span text:style-name="Strong_20_Emphasis">Restart</text:span>.</text:p>
            </text:list-item>
            <text:list-item>
              <text:p text:style-name="P32">If the page does not automatically refresh after a minute, use your web browser to refresh the page manually.</text:p>
            </text:list-item>
          </text:list>
        </text:list-item>
        <text:list-item>
          <text:p text:style-name="P32">If required, log in to Jenkins with the credentials of the user you just created and you are ready to start using Jenkins!</text:p>
        </text:list-item>
      </text:list>
      <text:p text:style-name="P23"><text:span text:style-name="T37"/></text:p>
      <text:p text:style-name="P10"><text:span text:style-name="T24"/></text:p>
      <text:p text:style-name="P26"><text:soft-page-break/><text:span text:style-name="T15">10/11/25<text:line-break/>Add this to your git repository</text:span><text:span text:style-name="T17"><text:line-break/>C</text:span><text:span text:style-name="T15">ode to execute the jenkins:</text:span></text:p>
      <text:p text:style-name="P26"><text:span text:style-name="T15">pipeline{</text:span></text:p>
      <text:p text:style-name="P26"><text:span text:style-name="T15"><text:tab/>agent any<text:line-break/><text:tab/><text:line-break/><text:tab/>stages {</text:span></text:p>
      <text:p text:style-name="P26"><text:span text:style-name="T15"><text:tab/><text:tab/>stage(‘Checkout’){</text:span></text:p>
      <text:p text:style-name="P26"><text:span text:style-name="T15"><text:tab/><text:tab/><text:tab/><text:tab/>steps{</text:span></text:p>
      <text:p text:style-name="P26"><text:span text:style-name="T15"><text:tab/><text:tab/><text:tab/><text:tab/><text:tab/>git branch : ‘main’,url:’</text:span><text:a xlink:type="simple" xlink:href="https://github.com/joshua-mnz/College" text:style-name="Internet_20_link" text:visited-style-name="Visited_20_Internet_20_Link"><text:span text:style-name="T15">https://github.com/joshua-mnz/College</text:span></text:a><text:span text:style-name="T15">’<text:line-break/><text:tab/><text:tab/><text:tab/><text:tab/><text:tab/>}<text:line-break/><text:tab/><text:tab/><text:tab/><text:tab/>}</text:span></text:p>
      <text:p text:style-name="P27"><text:span text:style-name="T15"><text:tab/><text:tab/>stage(‘Build’){<text:line-break/><text:tab/><text:tab/><text:tab/><text:tab/></text:span><text:span text:style-name="T25">steps{</text:span></text:p>
      <text:p text:style-name="P27"><text:span text:style-name="T25"><text:tab/><text:tab/><text:tab/><text:tab/><text:tab/>echo “Building ….”</text:span><text:span text:style-name="T15"><text:line-break/><text:tab/><text:tab/><text:tab/><text:tab/><text:tab/>}<text:line-break/><text:tab/><text:tab/><text:tab/><text:tab/></text:span><text:span text:style-name="T25">}</text:span></text:p>
      <text:p text:style-name="P27"><text:span text:style-name="T25"><text:tab/><text:tab/>stage(‘Test’){</text:span></text:p>
      <text:p text:style-name="P27"><text:span text:style-name="T25"><text:tab/><text:tab/><text:tab/><text:tab/>steps{</text:span></text:p>
      <text:p text:style-name="P27"><text:span text:style-name="T25"><text:tab/><text:tab/><text:tab/><text:tab/><text:tab/>echo “Testing…”<text:line-break/><text:tab/><text:tab/><text:tab/><text:tab/><text:tab/>}</text:span></text:p>
      <text:p text:style-name="P27"><text:span text:style-name="T25"><text:tab/><text:tab/><text:tab/><text:tab/>}<text:line-break/><text:tab/><text:tab/>}</text:span></text:p>
      <text:p text:style-name="P27"><text:span text:style-name="T25"><text:tab/>}</text:span><text:span text:style-name="T15"><text:line-break/><text:line-break/><text:line-break/>Jenkins → new → pipeline → ok<text:line-break/>Definition→Pipeline SCM→SCM Git Add your repository→Branch Main-&gt;</text:span></text:p>
      <text:p text:style-name="P26"><text:span text:style-name="T15">scriptPath→jenkinsfile (name as in the repo)<text:line-break/><text:tab/><text:tab/><text:tab/><text:tab/></text:span></text:p>
      <text:p text:style-name="P10"><text:span text:style-name="T17"/></text:p>
      <text:p text:style-name="P10"><text:span text:style-name="T17"/></text:p>
      <text:p text:style-name="P10"><text:span text:style-name="T17"/></text:p>
      <text:p text:style-name="P28"><text:span text:style-name="T17">j</text:span><text:span text:style-name="T15">enkins_java<text:line-break/>pipeline {</text:span></text:p>
      <text:p text:style-name="P28"><text:span text:style-name="T15"><text:s text:c="4"/>agent any</text:span></text:p>
      <text:p text:style-name="P28"><text:span text:style-name="T15"/></text:p>
      <text:p text:style-name="P28"><text:span text:style-name="T15"><text:s text:c="4"/>tools {</text:span></text:p>
      <text:p text:style-name="P28"><text:span text:style-name="T15"><text:s text:c="8"/>jdk 'jdk21' <text:s text:c="2"/>// Must match the name configured in Jenkins</text:span></text:p>
      <text:p text:style-name="P28"><text:span text:style-name="T15"><text:s text:c="4"/>}</text:span></text:p>
      <text:p text:style-name="P28"><text:span text:style-name="T15"/></text:p>
      <text:p text:style-name="P28"><text:span text:style-name="T15"><text:s text:c="4"/>stages {</text:span></text:p>
      <text:p text:style-name="P28"><text:span text:style-name="T15"><text:s text:c="8"/>stage('Checkout') {</text:span></text:p>
      <text:p text:style-name="P28"><text:span text:style-name="T15"><text:s text:c="12"/>steps {</text:span></text:p>
      <text:p text:style-name="P28"><text:span text:style-name="T15"><text:s text:c="16"/>// Clone your GitHub repo</text:span></text:p>
      <text:p text:style-name="P28"><text:span text:style-name="T15"><text:s text:c="16"/>git branch: 'master', url: 'https://github.com/PNP-RIT/java_demo'</text:span></text:p>
      <text:p text:style-name="P28"><text:span text:style-name="T15"><text:s text:c="12"/>}</text:span></text:p>
      <text:p text:style-name="P28"><text:span text:style-name="T15"><text:s text:c="8"/>}</text:span></text:p>
      <text:p text:style-name="P28"><text:span text:style-name="T15"/></text:p>
      <text:p text:style-name="P28"><text:span text:style-name="T15"><text:s text:c="8"/>stage('Compile') {</text:span></text:p>
      <text:p text:style-name="P28"><text:span text:style-name="T15"><text:s text:c="12"/>steps {</text:span></text:p>
      <text:p text:style-name="P28"><text:soft-page-break/><text:span text:style-name="T15"><text:s text:c="16"/>echo 'Compiling Java program...'</text:span></text:p>
      <text:p text:style-name="P28"><text:span text:style-name="T15"><text:s text:c="16"/>sh 'javac HelloWorld.java'</text:span></text:p>
      <text:p text:style-name="P28"><text:span text:style-name="T15"><text:s text:c="12"/>}</text:span></text:p>
      <text:p text:style-name="P28"><text:span text:style-name="T15"><text:s text:c="8"/>}</text:span></text:p>
      <text:p text:style-name="P28"><text:span text:style-name="T15"/></text:p>
      <text:p text:style-name="P28"><text:span text:style-name="T15"><text:s text:c="8"/>stage('Run') {</text:span></text:p>
      <text:p text:style-name="P28"><text:span text:style-name="T15"><text:s text:c="12"/>steps {</text:span></text:p>
      <text:p text:style-name="P28"><text:span text:style-name="T15"><text:s text:c="16"/>echo 'Running Java program...'</text:span></text:p>
      <text:p text:style-name="P28"><text:span text:style-name="T15"><text:s text:c="16"/>sh 'java HelloWorld'</text:span></text:p>
      <text:p text:style-name="P28"><text:span text:style-name="T15"><text:s text:c="12"/>}</text:span></text:p>
      <text:p text:style-name="P28"><text:span text:style-name="T15"><text:s text:c="8"/>}</text:span></text:p>
      <text:p text:style-name="P28"><text:span text:style-name="T15"><text:s text:c="4"/>}</text:span></text:p>
      <text:p text:style-name="P28"><text:span text:style-name="T15"/></text:p>
      <text:p text:style-name="P28"><text:span text:style-name="T15"><text:s text:c="4"/>post {</text:span></text:p>
      <text:p text:style-name="P28"><text:span text:style-name="T15"><text:s text:c="8"/>success {</text:span></text:p>
      <text:p text:style-name="P28"><text:span text:style-name="T15"><text:s text:c="12"/>echo 'Build and execution successful!'</text:span></text:p>
      <text:p text:style-name="P28"><text:span text:style-name="T15"><text:s text:c="8"/>}</text:span></text:p>
      <text:p text:style-name="P28"><text:span text:style-name="T15"><text:s text:c="8"/>failure {</text:span></text:p>
      <text:p text:style-name="P28"><text:span text:style-name="T15"><text:s text:c="12"/>echo 'Build failed!'</text:span></text:p>
      <text:p text:style-name="P28"><text:span text:style-name="T15"><text:s text:c="8"/>}</text:span></text:p>
      <text:p text:style-name="P28"><text:span text:style-name="T15"><text:s text:c="4"/>}</text:span></text:p>
      <text:p text:style-name="P28"><text:span text:style-name="T15">}<text:line-break/><text:line-break/>EL –</text:span><text:span text:style-name="T26">Thursday </text:span><text:span text:style-name="T15"><text:line-break/>1.How are packages handled in your jenkins file?<text:line-break/>2.Other than Jenkins name an open source automation server ,provide a comparison with jenkins<text:line-break/>with pros and cons.<text:line-break/>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4T09:48:11.544145511</meta:creation-date>
    <dc:date>2025-11-10T12:10:09.496063565</dc:date>
    <meta:editing-duration>PT5H38M21S</meta:editing-duration>
    <meta:editing-cycles>18</meta:editing-cycles>
    <meta:generator>LibreOffice/24.2.7.2$Linux_X86_64 LibreOffice_project/420$Build-2</meta:generator>
    <meta:document-statistic meta:table-count="0" meta:image-count="0" meta:object-count="0" meta:page-count="8" meta:paragraph-count="194" meta:word-count="1470" meta:character-count="11187" meta:non-whitespace-character-count="9340"/>
  </office:meta>
</office:document-meta>
</file>